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style:text-underline-style="solid" style:text-underline-width="auto" style:text-underline-color="font-color" officeooo:rsid="001ebf12" officeooo:paragraph-rsid="001ebf12"/>
    </style:style>
    <style:style style:name="P2" style:family="paragraph" style:parent-style-name="Standard">
      <style:paragraph-properties fo:text-align="start" style:justify-single-word="false"/>
      <style:text-properties style:font-name="Cantarell" style:text-underline-style="solid" style:text-underline-width="auto" style:text-underline-color="font-color" officeooo:rsid="001ebf12" officeooo:paragraph-rsid="001ebf12"/>
    </style:style>
    <style:style style:name="P3" style:family="paragraph" style:parent-style-name="Standard">
      <style:paragraph-properties fo:text-align="start" style:justify-single-word="false"/>
      <style:text-properties style:font-name="Cantarell" style:text-underline-style="none" officeooo:rsid="001ebf12" officeooo:paragraph-rsid="001ebf12"/>
    </style:style>
    <style:style style:name="P4" style:family="paragraph" style:parent-style-name="Standard">
      <style:paragraph-properties fo:text-align="start" style:justify-single-word="false"/>
      <style:text-properties style:font-name="Cantarell" style:text-underline-style="none" officeooo:rsid="001ebf12" officeooo:paragraph-rsid="001ed07e"/>
    </style:style>
    <style:style style:name="P5" style:family="paragraph" style:parent-style-name="Standard">
      <style:paragraph-properties fo:text-align="start" style:justify-single-word="false"/>
      <style:text-properties style:font-name="Cantarell" style:text-underline-style="none" officeooo:rsid="001ebf12" officeooo:paragraph-rsid="001ebf12"/>
    </style:style>
    <style:style style:name="P6" style:family="paragraph" style:parent-style-name="Standard">
      <style:paragraph-properties fo:text-align="start" style:justify-single-word="false"/>
      <style:text-properties style:font-name="Cantarell" style:text-underline-style="none" officeooo:rsid="002069bd" officeooo:paragraph-rsid="002069b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ed07e"/>
    </style:style>
    <style:style style:name="T3" style:family="text">
      <style:text-properties officeooo:rsid="002016d9"/>
    </style:style>
    <style:style style:name="T4" style:family="text">
      <style:text-properties officeooo:rsid="0020591c"/>
    </style:style>
    <style:style style:name="T5" style:family="text">
      <style:text-properties fo:color="#81aca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 it good for children to have celebrity rolemodels?</text:p>
      <text:p text:style-name="P2"/>
      <text:p text:style-name="P3">It is important to begin by saying that children have a comlex development; they want to know everything, feel everything and try everything before getting into live. They get the inspiration from rolemodels. A rolemodel could be the mother or father. But also other people they find good and want do be. </text:p>
      <text:p text:style-name="P3"/>
      <text:p text:style-name="P4">In my opinion <text:span text:style-name="T1">children</text:span> don’t have to be confronted with celebrity rolemodels because children mostly doesn’t know how these celebrity’s li<text:span text:style-name="T2">v</text:span>e or get false expectation’<text:span text:style-name="T3">s</text:span> of their livestyle. <text:span text:style-name="T4">T</text:span>hese rolemodels could display a normal, happy live to the wo<text:span text:style-name="T3">rl</text:span>d, but in real life, they could have depression<text:span text:style-name="T3">s</text:span> or take drugs, e.g. </text:p>
      <text:p text:style-name="P3">So children have to follow rolemodels they can reach and know about, for example parents.</text:p>
      <text:p text:style-name="P3">On the other side children can take the good things of the rolemodels for example making sport, have a healthy life style.</text:p>
      <text:p text:style-name="P3">Furthermore I think, children don’t have to be in contact with celebrity’s or have a rolemodel as children. It’s to early.</text:p>
      <text:p text:style-name="P3">As a teenager you can sureley have a celebrity as rolemodel because you can control your thought’s and emotions, you know the rules…</text:p>
      <text:p text:style-name="P3"/>
      <text:p text:style-name="P3">To sum it all up; it is not good for children to have a celebrity as rolemodel, because as a child it is to early.</text:p>
      <text:p text:style-name="P3"/>
      <text:p text:style-name="P3"/>
      <text:p text:style-name="P6">Good text but i think there is a small mistake, i marked it for you ; ] </text:p>
      <text:p text:style-name="P6">you could give more examples but they are not necesary. : }</text:p>
      <text:p text:style-name="P6">god safe the king. Stay safe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2:23:08.525672838</meta:creation-date>
    <dc:date>2023-05-15T11:29:27.606848041</dc:date>
    <meta:editing-duration>PT48M56S</meta:editing-duration>
    <meta:editing-cycles>5</meta:editing-cycles>
    <meta:generator>LibreOffice/7.5.3.2$Linux_X86_64 LibreOffice_project/50$Build-2</meta:generator>
    <meta:document-statistic meta:table-count="0" meta:image-count="0" meta:object-count="0" meta:page-count="1" meta:paragraph-count="11" meta:word-count="253" meta:character-count="1416" meta:non-whitespace-character-count="1171"/>
  </office:meta>
</office:document-meta>
</file>